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898a" officeooo:paragraph-rsid="0017898a"/>
    </style:style>
    <style:style style:name="P2" style:family="paragraph" style:parent-style-name="Standard">
      <style:text-properties officeooo:rsid="0019b36a" officeooo:paragraph-rsid="001d5563"/>
    </style:style>
    <style:style style:name="P3" style:family="paragraph" style:parent-style-name="Standard">
      <style:text-properties officeooo:rsid="0019b36a" officeooo:paragraph-rsid="001e6e09"/>
    </style:style>
    <style:style style:name="P4" style:family="paragraph" style:parent-style-name="Standard">
      <style:text-properties officeooo:rsid="00201744" officeooo:paragraph-rsid="00201744"/>
    </style:style>
    <style:style style:name="P5" style:family="paragraph" style:parent-style-name="Standard">
      <style:text-properties officeooo:rsid="002434aa" officeooo:paragraph-rsid="002434aa"/>
    </style:style>
    <style:style style:name="P6" style:family="paragraph" style:parent-style-name="Standard">
      <style:text-properties officeooo:rsid="00273314" officeooo:paragraph-rsid="00273314"/>
    </style:style>
    <style:style style:name="P7" style:family="paragraph" style:parent-style-name="Standard">
      <style:text-properties officeooo:rsid="0028dea8" officeooo:paragraph-rsid="0028dea8"/>
    </style:style>
    <style:style style:name="P8" style:family="paragraph" style:parent-style-name="Table_20_Contents">
      <style:text-properties officeooo:rsid="0017898a" officeooo:paragraph-rsid="0017898a"/>
    </style:style>
    <style:style style:name="P9" style:family="paragraph" style:parent-style-name="Table_20_Contents">
      <style:text-properties officeooo:rsid="001882e5" officeooo:paragraph-rsid="001882e5"/>
    </style:style>
    <style:style style:name="P10" style:family="paragraph" style:parent-style-name="Table_20_Contents">
      <style:text-properties officeooo:rsid="001aeeb2" officeooo:paragraph-rsid="001aeeb2"/>
    </style:style>
    <style:style style:name="P11" style:family="paragraph" style:parent-style-name="Table_20_Contents">
      <style:text-properties officeooo:rsid="001c7448" officeooo:paragraph-rsid="001c7448"/>
    </style:style>
    <style:style style:name="P12" style:family="paragraph" style:parent-style-name="Table_20_Contents">
      <style:text-properties officeooo:rsid="001d5563" officeooo:paragraph-rsid="001d5563"/>
    </style:style>
    <style:style style:name="P13" style:family="paragraph" style:parent-style-name="Table_20_Contents">
      <style:text-properties fo:font-weight="bold" officeooo:rsid="002434aa" officeooo:paragraph-rsid="002434aa" style:font-weight-asian="bold" style:font-weight-complex="bold"/>
    </style:style>
    <style:style style:name="P14" style:family="paragraph" style:parent-style-name="Table_20_Contents">
      <style:text-properties officeooo:rsid="001f408a" officeooo:paragraph-rsid="001f408a"/>
    </style:style>
    <style:style style:name="P15" style:family="paragraph" style:parent-style-name="Table_20_Contents">
      <style:text-properties officeooo:rsid="00201744" officeooo:paragraph-rsid="00201744"/>
    </style:style>
    <style:style style:name="P16" style:family="paragraph" style:parent-style-name="Table_20_Contents">
      <style:text-properties officeooo:rsid="002434aa" officeooo:paragraph-rsid="002434aa"/>
    </style:style>
    <style:style style:name="P17" style:family="paragraph" style:parent-style-name="Table_20_Contents">
      <style:text-properties fo:font-weight="normal" officeooo:rsid="0017898a" officeooo:paragraph-rsid="002434aa" style:font-weight-asian="normal" style:font-weight-complex="normal"/>
    </style:style>
    <style:style style:name="P18" style:family="paragraph" style:parent-style-name="Table_20_Contents">
      <style:text-properties fo:font-weight="normal" officeooo:rsid="0017898a" officeooo:paragraph-rsid="00269cc9" style:font-weight-asian="normal" style:font-weight-complex="normal"/>
    </style:style>
    <style:style style:name="P19"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20"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21"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22"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23" style:family="paragraph" style:parent-style-name="Table_20_Contents">
      <style:text-properties style:text-underline-style="solid" style:text-underline-width="auto" style:text-underline-color="font-color" officeooo:rsid="00201744" officeooo:paragraph-rsid="00201744"/>
    </style:style>
    <style:style style:name="P24" style:family="paragraph" style:parent-style-name="Table_20_Contents">
      <style:text-properties style:text-underline-style="solid" style:text-underline-width="auto" style:text-underline-color="font-color" officeooo:rsid="002422f2" officeooo:paragraph-rsid="002422f2"/>
    </style:style>
    <style:style style:name="P25" style:family="paragraph" style:parent-style-name="Table_20_Contents">
      <style:text-properties style:text-underline-style="none" fo:font-weight="bold" style:font-weight-asian="bold" style:font-weight-complex="bold"/>
    </style:style>
    <style:style style:name="P26" style:family="paragraph" style:parent-style-name="Table_20_Contents">
      <style:text-properties style:text-underline-style="none" fo:font-weight="bold" officeooo:rsid="001f408a" officeooo:paragraph-rsid="001f408a" style:font-weight-asian="bold" style:font-weight-complex="bold"/>
    </style:style>
    <style:style style:name="P27" style:family="paragraph" style:parent-style-name="Table_20_Contents">
      <style:text-properties style:text-underline-style="none" fo:font-weight="bold" officeooo:rsid="0017898a" officeooo:paragraph-rsid="0017898a" style:font-weight-asian="bold" style:font-weight-complex="bold"/>
    </style:style>
    <style:style style:name="P28" style:family="paragraph" style:parent-style-name="Table_20_Contents">
      <style:text-properties style:text-underline-style="none" fo:font-weight="bold" officeooo:rsid="001882e5" officeooo:paragraph-rsid="001882e5" style:font-weight-asian="bold" style:font-weight-complex="bold"/>
    </style:style>
    <style:style style:name="P29" style:family="paragraph" style:parent-style-name="Table_20_Contents">
      <style:text-properties officeooo:rsid="00269cc9" officeooo:paragraph-rsid="00269cc9"/>
    </style:style>
    <style:style style:name="P30" style:family="paragraph" style:parent-style-name="Standard" style:list-style-name="L1">
      <style:text-properties officeooo:rsid="0017898a" officeooo:paragraph-rsid="0017898a"/>
    </style:style>
    <style:style style:name="P31" style:family="paragraph" style:parent-style-name="Standard">
      <style:text-properties fo:font-weight="normal" officeooo:rsid="001e6363" officeooo:paragraph-rsid="002434aa" style:font-weight-asian="normal" style:font-weight-complex="normal"/>
    </style:style>
    <style:style style:name="P32" style:family="paragraph" style:parent-style-name="Standard">
      <style:text-properties officeooo:rsid="002434aa" officeooo:paragraph-rsid="002434aa"/>
    </style:style>
    <style:style style:name="P33" style:family="paragraph" style:parent-style-name="Standard">
      <style:text-properties officeooo:rsid="002adbef" officeooo:paragraph-rsid="002adbef"/>
    </style:style>
    <style:style style:name="P34" style:family="paragraph" style:parent-style-name="Standard">
      <style:text-properties officeooo:rsid="002adbef" officeooo:paragraph-rsid="002af15e"/>
    </style:style>
    <style:style style:name="P35" style:family="paragraph" style:parent-style-name="Standard">
      <style:text-properties officeooo:rsid="0028dea8" officeooo:paragraph-rsid="0028dea8"/>
    </style:style>
    <style:style style:name="P36" style:family="paragraph" style:parent-style-name="Standard">
      <style:text-properties officeooo:rsid="002af15e" officeooo:paragraph-rsid="002af15e"/>
    </style:style>
    <style:style style:name="P37" style:family="paragraph" style:parent-style-name="Standard">
      <style:text-properties officeooo:rsid="002c2fd6" officeooo:paragraph-rsid="002c2fd6"/>
    </style:style>
    <style:style style:name="P38" style:family="paragraph" style:parent-style-name="Standard">
      <style:text-properties officeooo:paragraph-rsid="002c2fd6"/>
    </style:style>
    <style:style style:name="P39" style:family="paragraph" style:parent-style-name="Standard">
      <style:text-properties officeooo:rsid="002c337a" officeooo:paragraph-rsid="002c337a"/>
    </style:style>
    <style:style style:name="P40" style:family="paragraph" style:parent-style-name="Standard">
      <style:text-properties officeooo:rsid="002dd4af" officeooo:paragraph-rsid="002dd4af"/>
    </style:style>
    <style:style style:name="P41" style:family="paragraph" style:parent-style-name="Standard">
      <style:text-properties officeooo:rsid="002dd4af" officeooo:paragraph-rsid="002f4966"/>
    </style:style>
    <style:style style:name="P42" style:family="paragraph" style:parent-style-name="Standard">
      <style:text-properties officeooo:rsid="002dd4af" officeooo:paragraph-rsid="0030a257"/>
    </style:style>
    <style:style style:name="P43" style:family="paragraph" style:parent-style-name="Standard">
      <style:text-properties officeooo:rsid="002f4966" officeooo:paragraph-rsid="002f4966"/>
    </style:style>
    <style:style style:name="P44" style:family="paragraph" style:parent-style-name="Standard">
      <style:text-properties officeooo:rsid="0030a257" officeooo:paragraph-rsid="0030a257"/>
    </style:style>
    <style:style style:name="P45" style:family="paragraph" style:parent-style-name="Standard">
      <style:text-properties officeooo:rsid="0030a257" officeooo:paragraph-rsid="00313b0c"/>
    </style:style>
    <style:style style:name="P46" style:family="paragraph" style:parent-style-name="Standard">
      <style:text-properties officeooo:paragraph-rsid="0030a257"/>
    </style:style>
    <style:style style:name="P47" style:family="paragraph" style:parent-style-name="Standard">
      <style:text-properties fo:font-weight="bold" officeooo:rsid="002dd4af" officeooo:paragraph-rsid="0030a257" style:font-weight-asian="bold" style:font-weight-complex="bold"/>
    </style:style>
    <style:style style:name="P48" style:family="paragraph" style:parent-style-name="Text_20_body">
      <style:text-properties officeooo:rsid="002a1769" officeooo:paragraph-rsid="002a1769"/>
    </style:style>
    <style:style style:name="P49" style:family="paragraph" style:parent-style-name="Text_20_body">
      <style:text-properties officeooo:rsid="002f4966" officeooo:paragraph-rsid="002f4966"/>
    </style:style>
    <style:style style:name="P50" style:family="paragraph" style:parent-style-name="Heading_20_1">
      <style:text-properties officeooo:rsid="002a1769" officeooo:paragraph-rsid="002a1769"/>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22fc2b" officeooo:paragraph-rsid="0022fc2b"/>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434aa"/>
    </style:style>
    <style:style style:name="T8" style:family="text">
      <style:text-properties officeooo:rsid="00269cc9"/>
    </style:style>
    <style:style style:name="T9" style:family="text">
      <style:text-properties officeooo:rsid="0028dea8"/>
    </style:style>
    <style:style style:name="T10" style:family="text">
      <style:text-properties fo:font-weight="normal" style:font-weight-asian="normal" style:font-weight-complex="normal"/>
    </style:style>
    <style:style style:name="T11" style:family="text">
      <style:text-properties fo:font-weight="normal" officeooo:rsid="0017898a" style:font-weight-asian="normal" style:font-weight-complex="normal"/>
    </style:style>
    <style:style style:name="T12" style:family="text">
      <style:text-properties fo:font-weight="normal" officeooo:rsid="001882e5" style:font-weight-asian="normal" style:font-weight-complex="normal"/>
    </style:style>
    <style:style style:name="T13" style:family="text">
      <style:text-properties fo:font-weight="normal" officeooo:rsid="001e6363" style:font-weight-asian="normal" style:font-weight-complex="normal"/>
    </style:style>
    <style:style style:name="T14" style:family="text">
      <style:text-properties fo:font-weight="normal" officeooo:rsid="0030a257" style:font-weight-asian="normal" style:font-weight-complex="normal"/>
    </style:style>
    <style:style style:name="T15" style:family="text">
      <style:text-properties officeooo:rsid="002adbef"/>
    </style:style>
    <style:style style:name="T16" style:family="text">
      <style:text-properties officeooo:rsid="002af15e"/>
    </style:style>
    <style:style style:name="T17" style:family="text">
      <style:text-properties officeooo:rsid="002c2fd6"/>
    </style:style>
    <style:style style:name="T18" style:family="text">
      <style:text-properties officeooo:rsid="002c337a"/>
    </style:style>
    <style:style style:name="T19" style:family="text">
      <style:text-properties officeooo:rsid="002dd4af"/>
    </style:style>
    <style:style style:name="T20" style:family="text">
      <style:text-properties officeooo:rsid="002f4966"/>
    </style:style>
    <style:style style:name="T21" style:family="text">
      <style:text-properties officeooo:rsid="002fde00"/>
    </style:style>
    <style:style style:name="T22" style:family="text">
      <style:text-properties officeooo:rsid="0030a257"/>
    </style:style>
    <style:style style:name="T23" style:family="text">
      <style:text-properties fo:font-weight="bold" style:font-weight-asian="bold" style:font-weight-complex="bold"/>
    </style:style>
    <style:style style:name="T24" style:family="text">
      <style:text-properties fo:font-weight="bold" officeooo:rsid="0030a257" style:font-weight-asian="bold" style:font-weight-complex="bold"/>
    </style:style>
    <style:style style:name="T25" style:family="text">
      <style:text-properties officeooo:rsid="0031ac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escription du problème</text:h>
      <text:p text:style-name="P48"/>
      <text:p text:style-name="P48">Le problème consiste à classifier correctement le type de musique en fonction de différentes primitives fournits. Un ensemble d'entraînement est fournit avec des étiquettes et un ensemble de test est fournit sans étiquette. Il faut donc correctement classifier les éléments de l'ensemble de test.</text:p>
      <text:p text:style-name="P48">Les classes de sortie sont les suivantes : Big Band, Blues Contemporary, Country Traditional, Dance, Electronica, Experimental, Folk International, Gospel, Grunge Emo, Hip Hop Rap, Jazz Classic, Metal Alternative, Metal Death, Metal Heavy, Pop <text:s/>Contemporary, Pop Indie, Pop Latin, Punk, Reggae, Rnb Soul, Rock Alternative, Rock College, Rock Contemporary, Rock Hard et Rock Neo Psychedelia. Ce qui va rendre la tâche très ardu est que plusieurs de ces classes sont très près une de l'autre. Par exemple, les styles Rock, Metal et Pop ont plusieurs déclinaisons qui ont <text:span text:style-name="T15">peu</text:span> de différences entre elle<text:span text:style-name="T15">s</text:span>. <text:span text:style-name="T15">Le nombre élévé de classes de sortie risque de faire en sorte que les taux de succès seront relativement très faible même avec un bon modèle.</text:span> </text:p>
      <text:h text:style-name="P52" text:outline-level="1"><text:span text:style-name="T17">C</text:span>onception de la méthode</text:h>
      <text:h text:style-name="Heading_20_2" text:outline-level="2">Choix d<text:span text:style-name="T7">'ensembles</text:span> de données <text:span text:style-name="T6">et d'algorithmes d'apprentissage</text:span></text:h>
      <text:p text:style-name="P1"/>
      <text:p text:style-name="P1">Afin de déterminer quelles données d'entrées allait être choisit, nous avons roulé des tests minimaux sur les ensembles de données afin d'avoir un vague idée de quels ensembles ont le plus de potentiel. <text:span text:style-name="T2">Les algorithmes d'apprentissage sélectionné dans cette étape ont été choisit en fonction de leur vitesse et de leur diversité.</text:span> Pour ce faire nous avons effectuer les étapes suivantes pour chaque ensemble de données :</text:p>
      <text:p text:style-name="P1"/>
      <text:list xml:id="list3144095259217427801" text:style-name="L1">
        <text:list-item>
          <text:p text:style-name="P30">10% des données ont été selectionnées.</text:p>
        </text:list-item>
        <text:list-item>
          <text:p text:style-name="P30">La méthode de validation des données a été définit à “Cross-Validation” “10 folds”</text:p>
        </text:list-item>
        <text:list-item>
          <text:p text:style-name="P30">Nous avons observé les résultats de l'apprentissage avec l'algorithme Bayes <text:span text:style-name="T9">Naive</text:span> (Supervised Descritization)</text:p>
        </text:list-item>
        <text:list-item>
          <text:p text:style-name="P30">Nous avons observé les résultats de l'apprentissage avec l'algorithme J48.</text:p>
        </text:list-item>
        <text:list-item>
          <text:p text:style-name="P30">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Ensemble de données</text:p>
          </table:table-cell>
          <table:table-cell table:style-name="Table1.A1" office:value-type="string">
            <text:p text:style-name="P28">Nombre d'attributs</text:p>
          </table:table-cell>
          <table:table-cell table:style-name="Table1.A1" office:value-type="string">
            <text:p text:style-name="P27">Bayes</text:p>
          </table:table-cell>
          <table:table-cell table:style-name="Table1.A1" office:value-type="string">
            <text:p text:style-name="P27">J48</text:p>
          </table:table-cell>
          <table:table-cell table:style-name="Table1.E1" office:value-type="string">
            <text:p text:style-name="P27">KNN</text:p>
          </table:table-cell>
        </table:table-row>
        <table:table-row>
          <table:table-cell table:style-name="Table1.A2" office:value-type="string">
            <text:p text:style-name="P8">msd-jmirderivatives_dev</text:p>
          </table:table-cell>
          <table:table-cell table:style-name="Table1.A2" office:value-type="string">
            <text:p text:style-name="P12">99</text:p>
          </table:table-cell>
          <table:table-cell table:style-name="Table1.A2" office:value-type="string">
            <text:p text:style-name="P8">15%</text:p>
          </table:table-cell>
          <table:table-cell table:style-name="Table1.A2" office:value-type="string">
            <text:p text:style-name="P8">11%</text:p>
          </table:table-cell>
          <table:table-cell table:style-name="Table1.E2" office:value-type="string">
            <text:p text:style-name="P8">12%</text:p>
          </table:table-cell>
        </table:table-row>
        <table:table-row>
          <table:table-cell table:style-name="Table1.A2" office:value-type="string">
            <text:p text:style-name="P8">msd-jmirlpc_dev</text:p>
          </table:table-cell>
          <table:table-cell table:style-name="Table1.A2" office:value-type="string">
            <text:p text:style-name="P12">23</text:p>
          </table:table-cell>
          <table:table-cell table:style-name="Table1.A2" office:value-type="string">
            <text:p text:style-name="P8">14%</text:p>
          </table:table-cell>
          <table:table-cell table:style-name="Table1.A2" office:value-type="string">
            <text:p text:style-name="P8">10%</text:p>
          </table:table-cell>
          <table:table-cell table:style-name="Table1.E2" office:value-type="string">
            <text:p text:style-name="P8">12%</text:p>
          </table:table-cell>
        </table:table-row>
        <table:table-row>
          <table:table-cell table:style-name="Table1.A2" office:value-type="string">
            <text:p text:style-name="P19">msd-jmirmfccs_dev</text:p>
          </table:table-cell>
          <table:table-cell table:style-name="Table1.A2" office:value-type="string">
            <text:p text:style-name="P20">29</text:p>
          </table:table-cell>
          <table:table-cell table:style-name="Table1.A2" office:value-type="string">
            <text:p text:style-name="P19">16%</text:p>
          </table:table-cell>
          <table:table-cell table:style-name="Table1.A2" office:value-type="string">
            <text:p text:style-name="P19">11%</text:p>
          </table:table-cell>
          <table:table-cell table:style-name="Table1.E2" office:value-type="string">
            <text:p text:style-name="P19">15%</text:p>
          </table:table-cell>
        </table:table-row>
        <table:table-row>
          <table:table-cell table:style-name="Table1.A2" office:value-type="string">
            <text:p text:style-name="P8">msd-jmirmoments_dev</text:p>
          </table:table-cell>
          <table:table-cell table:style-name="Table1.A2" office:value-type="string">
            <text:p text:style-name="P12">13</text:p>
          </table:table-cell>
          <table:table-cell table:style-name="Table1.A2" office:value-type="string">
            <text:p text:style-name="P8">13.5%</text:p>
          </table:table-cell>
          <table:table-cell table:style-name="Table1.A2" office:value-type="string">
            <text:p text:style-name="P8">10%</text:p>
          </table:table-cell>
          <table:table-cell table:style-name="Table1.E2" office:value-type="string">
            <text:p text:style-name="P8">11%</text:p>
          </table:table-cell>
        </table:table-row>
        <table:table-row>
          <table:table-cell table:style-name="Table1.A2" office:value-type="string">
            <text:p text:style-name="P8">msd-jmirspectral_dev</text:p>
          </table:table-cell>
          <table:table-cell table:style-name="Table1.A2" office:value-type="string">
            <text:p text:style-name="P12">19</text:p>
          </table:table-cell>
          <table:table-cell table:style-name="Table1.A2" office:value-type="string">
            <text:p text:style-name="P8">14.5%</text:p>
          </table:table-cell>
          <table:table-cell table:style-name="Table1.A2" office:value-type="string">
            <text:p text:style-name="P8">11%</text:p>
          </table:table-cell>
          <table:table-cell table:style-name="Table1.E2" office:value-type="string">
            <text:p text:style-name="P8">12%</text:p>
          </table:table-cell>
        </table:table-row>
        <table:table-row>
          <table:table-cell table:style-name="Table1.A2" office:value-type="string">
            <text:p text:style-name="P19">msd-marsyas_dev_new</text:p>
          </table:table-cell>
          <table:table-cell table:style-name="Table1.A2" office:value-type="string">
            <text:p text:style-name="P20">127</text:p>
          </table:table-cell>
          <table:table-cell table:style-name="Table1.A2" office:value-type="string">
            <text:p text:style-name="P19">16%</text:p>
          </table:table-cell>
          <table:table-cell table:style-name="Table1.A2" office:value-type="string">
            <text:p text:style-name="P19">13.5%</text:p>
          </table:table-cell>
          <table:table-cell table:style-name="Table1.E2" office:value-type="string">
            <text:p text:style-name="P19">17%</text:p>
          </table:table-cell>
        </table:table-row>
        <table:table-row>
          <table:table-cell table:style-name="Table1.A2" office:value-type="string">
            <text:p text:style-name="P8">msd-mvd_dev</text:p>
          </table:table-cell>
          <table:table-cell table:style-name="Table1.A2" office:value-type="string">
            <text:p text:style-name="P12">423</text:p>
          </table:table-cell>
          <table:table-cell table:style-name="Table1.A2" office:value-type="string">
            <text:p text:style-name="P8">12%</text:p>
          </table:table-cell>
          <table:table-cell table:style-name="Table1.A2" office:value-type="string">
            <text:p text:style-name="P9">9%</text:p>
          </table:table-cell>
          <table:table-cell table:style-name="Table1.E2" office:value-type="string">
            <text:p text:style-name="P9">10.5%</text:p>
          </table:table-cell>
        </table:table-row>
        <table:table-row>
          <table:table-cell table:style-name="Table1.A2" office:value-type="string">
            <text:p text:style-name="P9">msd-rh_dev_new</text:p>
          </table:table-cell>
          <table:table-cell table:style-name="Table1.A2" office:value-type="string">
            <text:p text:style-name="P12">63</text:p>
          </table:table-cell>
          <table:table-cell table:style-name="Table1.A2" office:value-type="string">
            <text:p text:style-name="P9">11%</text:p>
          </table:table-cell>
          <table:table-cell table:style-name="Table1.A2" office:value-type="string">
            <text:p text:style-name="P9">9%</text:p>
          </table:table-cell>
          <table:table-cell table:style-name="Table1.E2" office:value-type="string">
            <text:p text:style-name="P9">9%</text:p>
          </table:table-cell>
        </table:table-row>
        <table:table-row>
          <table:table-cell table:style-name="Table1.A2" office:value-type="string">
            <text:p text:style-name="P21">msd-ssd_dev</text:p>
          </table:table-cell>
          <table:table-cell table:style-name="Table1.A2" office:value-type="string">
            <text:p text:style-name="P21">169</text:p>
          </table:table-cell>
          <table:table-cell table:style-name="Table1.A2" office:value-type="string">
            <text:p text:style-name="P21">16%</text:p>
          </table:table-cell>
          <table:table-cell table:style-name="Table1.A2" office:value-type="string">
            <text:p text:style-name="P22">12.5%</text:p>
          </table:table-cell>
          <table:table-cell table:style-name="Table1.E2" office:value-type="string">
            <text:p text:style-name="P22">16%</text:p>
          </table:table-cell>
        </table:table-row>
        <table:table-row>
          <table:table-cell table:style-name="Table1.A2" office:value-type="string">
            <text:p text:style-name="P10">msd-trh_dev</text:p>
          </table:table-cell>
          <table:table-cell table:style-name="Table1.A2" office:value-type="string">
            <text:p text:style-name="P10">421</text:p>
          </table:table-cell>
          <table:table-cell table:style-name="Table1.A2" office:value-type="string">
            <text:p text:style-name="P10">11%</text:p>
          </table:table-cell>
          <table:table-cell table:style-name="Table1.A2" office:value-type="string">
            <text:p text:style-name="P11">9%</text:p>
          </table:table-cell>
          <table:table-cell table:style-name="Table1.E2" office:value-type="string">
            <text:p text:style-name="P12">10%</text:p>
          </table:table-cell>
        </table:table-row>
      </table:table>
      <text:p text:style-name="P1"/>
      <text:p text:style-name="P2">À partir de ces données, <text:span text:style-name="T3">nous avons déterminer nous avons sélectionné l'ensemble de données “msd-marsyas_dev_new”, “msd-ssd_dev” et “msd-jmirmfccs_dev”.</text:span></text:p>
      <text:p text:style-name="P1"/>
      <text:p text:style-name="P3">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3"/>
      <text:p text:style-name="P3"/>
      <text:p text:style-name="P4"><text:soft-page-break/>Voici les résultats obtenus avec différent noyau de SVM :</text:p>
      <text:p text:style-name="P3"/>
      <table:table table:name="Table2" table:style-name="Table2">
        <table:table-column table:style-name="Table2.A"/>
        <table:table-column table:style-name="Table2.B"/>
        <table:table-row>
          <table:table-cell table:style-name="Table2.A1" office:value-type="string">
            <text:p text:style-name="P26">Noyau</text:p>
          </table:table-cell>
          <table:table-cell table:style-name="Table2.B1" office:value-type="string">
            <text:p text:style-name="P25">% <text:span text:style-name="T5">d'exemple bien classifié</text:span></text:p>
          </table:table-cell>
        </table:table-row>
        <table:table-row>
          <table:table-cell table:style-name="Table2.A2" office:value-type="string">
            <text:p text:style-name="P14">linéaire</text:p>
          </table:table-cell>
          <table:table-cell table:style-name="Table2.B2" office:value-type="string">
            <text:p text:style-name="P14">16%</text:p>
          </table:table-cell>
        </table:table-row>
        <table:table-row>
          <table:table-cell table:style-name="Table2.A2" office:value-type="string">
            <text:p text:style-name="P15">polynomiale</text:p>
          </table:table-cell>
          <table:table-cell table:style-name="Table2.B2" office:value-type="string">
            <text:p text:style-name="P15">14.5%</text:p>
          </table:table-cell>
        </table:table-row>
        <table:table-row>
          <table:table-cell table:style-name="Table2.A2" office:value-type="string">
            <text:p text:style-name="P23">radiale</text:p>
          </table:table-cell>
          <table:table-cell table:style-name="Table2.B2" office:value-type="string">
            <text:p text:style-name="P24">17.5%</text:p>
          </table:table-cell>
        </table:table-row>
        <table:table-row>
          <table:table-cell table:style-name="Table2.A2" office:value-type="string">
            <text:p text:style-name="P15">sigmoïdale</text:p>
          </table:table-cell>
          <table:table-cell table:style-name="Table2.B2" office:value-type="string">
            <text:p text:style-name="P29">6.5%</text:p>
          </table:table-cell>
        </table:table-row>
      </table:table>
      <text:p text:style-name="P3"/>
      <text:p text:style-name="P5">À la lumière des résultats obtenus précédemment, les combinaisons d'ensemble de données et d'algorithme retenu<text:span text:style-name="T8">e</text:span>s sont les suivantes :</text:p>
      <text:p text:style-name="P5"/>
      <table:table table:name="Table3" table:style-name="Table3">
        <table:table-column table:style-name="Table3.A"/>
        <table:table-column table:style-name="Table3.B"/>
        <table:table-row>
          <table:table-cell table:style-name="Table3.A1" office:value-type="string">
            <text:p text:style-name="P13">Algorithme</text:p>
          </table:table-cell>
          <table:table-cell table:style-name="Table3.B1" office:value-type="string">
            <text:p text:style-name="P13">Ensemble de données</text:p>
          </table:table-cell>
        </table:table-row>
        <table:table-row>
          <table:table-cell table:style-name="Table3.A2" office:value-type="string">
            <text:p text:style-name="P16">KNN (k=3)</text:p>
          </table:table-cell>
          <table:table-cell table:style-name="Table3.B2" office:value-type="string">
            <text:p text:style-name="P18">msd-jmirmfccs_dev, msd-marsyas_dev_new, <text:span text:style-name="T1">msd-ssd_dev</text:span></text:p>
          </table:table-cell>
        </table:table-row>
        <table:table-row>
          <table:table-cell table:style-name="Table3.A2" office:value-type="string">
            <text:p text:style-name="P16">Bayes (Supervised Discretization)</text:p>
          </table:table-cell>
          <table:table-cell table:style-name="Table3.B2" office:value-type="string">
            <text:p text:style-name="P17">msd-jmirmfccs_dev, msd-marsyas_dev_new, <text:span text:style-name="T1">msd-ssd_dev</text:span></text:p>
          </table:table-cell>
        </table:table-row>
        <table:table-row>
          <table:table-cell table:style-name="Table3.A2" office:value-type="string">
            <text:p text:style-name="P16">SVM (radial)</text:p>
          </table:table-cell>
          <table:table-cell table:style-name="Table3.B2" office:value-type="string">
            <text:p text:style-name="P31">msd-rh_dev_new</text:p>
          </table:table-cell>
        </table:table-row>
      </table:table>
      <text:p text:style-name="P5"/>
      <text:p text:style-name="P33">Étant donnée que pour l'algorithme KNN, l'efficacité du paramètre “k” varie en fonction de la quantité de données, ce paramètre a été ajusté sur le modèle final lors de la validation du modèle. Il a été determiné que pour KNN, le “k” optimal était “1”. Ce qui est très peu étonnant lorsque l'on a autant de données d'entraînement.</text:p>
      <text:p text:style-name="P33"/>
      <text:h text:style-name="Heading_20_2" text:outline-level="2">Modèle d'apprentissage</text:h>
      <text:p text:style-name="P6"/>
      <text:p text:style-name="P7">3 stratégies d'apprentissage seront combinées pour faire l'apprentissage.</text:p>
      <text:p text:style-name="P7"/>
      <text:h text:style-name="Heading_20_3" text:outline-level="3">Stratégie #1</text:h>
      <text:p text:style-name="P7"/>
      <text:p text:style-name="P7">3 modèles KNN seront construits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2</text:h>
      <text:p text:style-name="P7"/>
      <text:p text:style-name="P7">3 modèles Naive Bayes seront construit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3</text:h>
      <text:p text:style-name="P7"/>
      <text:p text:style-name="P7">Un module SVM sera construit avec l'ensemble de données “<text:span text:style-name="T13">msd-rh_dev_new</text:span>”.</text:p>
      <text:h text:style-name="P51" text:outline-level="1">Description de l'implémentation</text:h>
      <text:p text:style-name="P36"/>
      <text:p text:style-name="P39">L'implémentation a été faite en Java avec l'API de Weka <text:span text:style-name="T19">et la libraire LibSVM</text:span>. Elle permet à la fois de faire l'apprentissage et l'évaluation du modèle. </text:p>
      <text:p text:style-name="P39"/>
      <text:h text:style-name="Heading_20_2" text:outline-level="2">Utilisation</text:h>
      <text:p text:style-name="P40"/>
      <text:p text:style-name="P44">Pour exécuter le projet, chargé le dossier Code comme un projet Eclipse. Ensuite, ajouter une configuration de démarrage. Les paramètres suggérés pour les arguments de la VM sont “-Xms4g -Xmx4g”, sans ces paramètres le programme risque d'échoué avec des exceptions reliés à la mémoire. Ensuite les arguments du programme sont les suivants et ils sont tous obligatoires :</text:p>
      <text:p text:style-name="P44"/>
      <text:p text:style-name="P46"><text:span text:style-name="T22">[dossier des données d'entraînement] [dossier des données de test] [dossier où les modèles sont sauvegardés] [fichier de résultats] [faire apprentissage] [faire évaluation]</text:span></text:p>
      <text:p text:style-name="P40"/>
      <text:h text:style-name="Heading_20_3" text:outline-level="3">Paramètres</text:h>
      <text:p text:style-name="P44"/>
      <text:p text:style-name="P44"><text:span text:style-name="T23">dossier des données d'entraînement</text:span> : Dossier où se trouve tous les fichiers “.arff” d'entraînement. Les fichiers doivent être nommé “msd-[nom de l'ensemble]_[suffixe].arff” (les fichiers fournit sur Moodle ont déjà ce format).</text:p>
      <text:p text:style-name="P44"/>
      <text:p text:style-name="P44"><text:span text:style-name="T23">dossier des données de test</text:span> : Dossier où se trouve tous les fichiers “.arff” de test. Les fichiers doivent être nommé “msd-[nom de l'ensemble]_[suffixe].arff” (les fichiers fournit sur Moodle ont déjà ce format).</text:p>
      <text:p text:style-name="P40"/>
      <text:p text:style-name="P42"><text:span text:style-name="T24">dossier où les modèles sont sauvegardés</text:span><text:span text:style-name="T22"> : Dossier où les modèles sérializés sont sauvegardés. Lors de l'apprentissage, les modèles seront écrit dans ce dossier. Lors de l'évaluation, les modèles seront lu dans <text:s/>ce dossier.</text:span></text:p>
      <text:p text:style-name="P42"/>
      <text:p text:style-name="P47"><text:span text:style-name="T22">fichier de résultats </text:span><text:span text:style-name="T14">: Fichier où sera écrit la liste des étiquettes de l'ensemble de test.</text:span></text:p>
      <text:p text:style-name="P42"/>
      <text:p text:style-name="P42"><text:span text:style-name="T24">faire apprentissage</text:span><text:span text:style-name="T22"> <text:s/>: “true” ou “false” selon que l'apprentissage doit être fait ou non.</text:span></text:p>
      <text:p text:style-name="P42"/>
      <text:p text:style-name="P45"><text:span text:style-name="T23">faire évaluation</text:span> : <text:s/>“true” ou “false” selon que l'évaluation doit être fait ou non.</text:p>
      <text:p text:style-name="P40"/>
      <text:h text:style-name="Heading_20_3" text:outline-level="3">Exemple</text:h>
      <text:p text:style-name="P44"/>
      <text:p text:style-name="P44">../Data/ ../Test/ ../Model/ ../<text:span text:style-name="T25">resultat.txt true true</text:span></text:p>
      <text:h text:style-name="Heading_20_2" text:outline-level="2">Apprentissage</text:h>
      <text:p text:style-name="P39"/>
      <text:p text:style-name="P39">L'apprentissage construit les trois modèles qui correspondent aux trois stratégies mentionnées plus tôt et construit aussi un modèle qui correspond à un vote de ces trois modèles. Ces modèles sont <text:soft-page-break/>sauvegardés de façon serialisées sur le disque. Ceci permet de reprendre le processus d'évaluation, s'il y a <text:span text:style-name="T19">eu </text:span>des problèmes <text:span text:style-name="T19">et ce sans avoir à reprendre l'apprentissage.</text:span></text:p>
      <text:p text:style-name="P39"/>
      <text:p text:style-name="P40">L'apprentissage utilise directement les classes de Weka pour faire l'apprentissage. Les paramètres utilisés sont les mêmes que les paramètres par défaut de Weka à l'exception de ceux qui ont été mentionnés dans le rapport.</text:p>
      <text:p text:style-name="P39"/>
      <text:h text:style-name="Heading_20_2" text:outline-level="2">Évaluation</text:h>
      <text:p text:style-name="P39"/>
      <text:p text:style-name="P41">L'évaluation utilise le modèle qui combine tous les modèles et lui fournit l'ensemble de données qui combine toutes les colonnes des ensembles de données utilisé. <text:span text:style-name="T20">Une</text:span> méthode utilitaire <text:span text:style-name="T20">a été faite pour combiner ensemble plusieurs ensemble de données. Cette méthode s'assure aussi de conserver une seule colonne de classe.</text:span></text:p>
      <text:p text:style-name="P41"/>
      <text:p text:style-name="P41"><text:span text:style-name="T20">L'évaluation utilise directement les classes de Weka pour faire l'évaluation du modèle d'entraînement. Ils sont utilisés pour évaluer l'ensemble des données de tests et afficher le taux de succès.</text:span> </text:p>
      <text:p text:style-name="P39"/>
      <text:h text:style-name="Heading_20_2" text:outline-level="2">Difficulté rencontré<text:span text:style-name="T18">e</text:span></text:h>
      <text:p text:style-name="P40"/>
      <text:h text:style-name="Heading_20_3" text:outline-level="3">Normalisation des données</text:h>
      <text:p text:style-name="P40"/>
      <text:p text:style-name="P43">Étant donnée que l'on utilisait l'algorithme KNN, il était intéressant de normalisé les données avec le filtre “Standardize” pour éviter que certaines colonnes aient trop d'importance. Par contre, il fallait que les données de tests et d'entraînement soient normalisés de la même façon. Pour ce faire, une méthode utilitaire a été faite pour la normalisation. Cette méthode utilise l'ensemble à normaliser et l'ensemble de test. Ceci permet de normaliser l'ensemble de test et d'entraînement de la même façon.</text:p>
      <text:p text:style-name="P40"/>
      <text:h text:style-name="Heading_20_3" text:outline-level="3">Colonnes utilisées</text:h>
      <text:p text:style-name="Text_20_body"/>
      <text:p text:style-name="P49">Pour l'évaluation du modèle unifié, toutes les colonnes doivent être passé en paramètre. Par contre les algorithmes d'apprentissage ont besoin seulement d'un sous-ensemble de ces données et ils assument que les données se trouvent aux mêmes index que lors de l'apprentissage. Ceci fait en sorte que les résultats sont totalement erronés lors de l'évaluation. Pour règler ce problème, un filtre (AttributeClassifier) a été créé. Lors de l'apprentissage, ce filtre garde en mémoire le nom des colonnes utilisées et lors de l'évaluation, il fournit seulement les colonnes nécessaires dans le même ordre au modèle.</text:p>
      <text:h text:style-name="Heading_20_3" text:outline-level="3">Nom de colonne <text:span text:style-name="T21">pas unique</text:span></text:h>
      <text:p text:style-name="Text_20_body"/>
      <text:p text:style-name="P49">Pour fournir un seul ensemble de données au modèle unifié, <text:span text:style-name="T21">les colonnes des ensembles de données </text:span><text:soft-page-break/><text:span text:style-name="T21">utilisés doivent être combinées. Par contre, l'ensemble de données “ssd” et “rh” ont les mêmes nom de colonne ce qui empêche ces ensembles de données d'être combinés. Pour règler ce problème, les noms de colonnes sont renommés avec un préfix unique au modèle lors de leur chargement. Ceci évite donc le problème des noms de colonne qui sont présents en double.</text:span></text:p>
      <text:h text:style-name="P51" text:outline-level="1">Validation <text:span text:style-name="T17">et analyse</text:span> des résultats</text:h>
      <text:p text:style-name="P33"/>
      <text:h text:style-name="Heading_20_2" text:outline-level="2">Validation</text:h>
      <text:p text:style-name="P37"/>
      <text:p text:style-name="P33">La validation des résultats a été faite en séparant l'ensemble d'entraînement en 2 groupes de données. Le premier groupe qui contient le 2/3 des données a été utilisé pour l'entraînement et l'autre 1/3 a été utilisé pour faire la validation des résultats. </text:p>
      <text:p text:style-name="P33"/>
      <text:p text:style-name="P33">Cette méthode de validation nous a permis d'obtenir <text:span text:style-name="T16">un taux de succès de 20%. <text:s/>Les stratégies individuellement atteingnaient des taux de succès autour de 17% à 18%. On peut donc conclure que leur combinaison a effectivement amélioré la performance du modèle.</text:span></text:p>
      <text:p text:style-name="P33"/>
      <text:p text:style-name="P34"><text:span text:style-name="T16">On estime que l'entraînement final avec toutes les données devrait être capable d'obtenir autour de 20.5%-21%. Ce qui est tout à fait respectable lorsque l'on tient compte du fait qu'un choix aléatoire obtient au taux de succès de 4%.</text:span></text:p>
      <text:p text:style-name="P34"/>
      <text:h text:style-name="Heading_20_2" text:outline-level="2">Analyse</text:h>
      <text:p text:style-name="P38"/>
      <text:p text:style-name="P36"/>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6T16:08:34.506824283</dc:date>
    <meta:editing-duration>PT16H36M27S</meta:editing-duration>
    <meta:editing-cycles>12</meta:editing-cycles>
    <meta:generator>LibreOffice/4.2.8.2$Linux_X86_64 LibreOffice_project/420m0$Build-2</meta:generator>
    <meta:document-statistic meta:table-count="3" meta:image-count="0" meta:object-count="0" meta:page-count="7" meta:paragraph-count="131" meta:word-count="1463" meta:character-count="9594" meta:non-whitespace-character-count="8254"/>
  </office:meta>
</office:document-meta>
</file>